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A8C000003843821F95221A026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4cm" svg:stroke-color="#dddddd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" style:family="graphic" style:parent-style-name="objectwithoutfill">
      <style:graphic-properties svg:stroke-width="0.254cm" svg:stroke-color="#999999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svg:stroke-color="#ff33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54cm" svg:stroke-color="#cccccc" draw:marker-start-width="0.579cm" draw:marker-end-width="0.579cm" draw:fill="none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254cm" svg:stroke-color="#00ff66" draw:marker-start-width="0.579cm" draw:marker-end-width="0.5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655cm"/>
    </style:style>
    <style:style style:name="gr10" style:family="graphic" style:parent-style-name="standard">
      <style:graphic-properties draw:stroke="none" svg:stroke-color="#000000" draw:fill="none" draw:fill-color="#ffffff" fo:min-height="1.21cm"/>
    </style:style>
    <style:style style:name="co1" style:family="table-column">
      <style:table-column-properties style:column-width="0.965cm" style:use-optimal-column-width="false"/>
    </style:style>
    <style:style style:name="co2" style:family="table-column">
      <style:table-column-properties style:column-width="7.154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23cm" svg:height="6.14cm" draw:transform="rotate (-1.5707963267949) translate (8.773cm 2.011cm)">
          <draw:image xlink:href="Pictures/1000020100000A8C000003843821F95221A02616.png" xlink:type="simple" xlink:show="embed" xlink:actuate="onLoad">
            <text:p/>
          </draw:image>
        </draw:frame>
        <draw:frame draw:style-name="standard" draw:layer="layout" svg:width="8.118cm" svg:height="7.321cm" svg:x="18.899cm" svg:y="2.0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Cycle pushbutton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On/Off toggle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Button common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Top Semaphore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Bottom Semaphore</text:p>
              </table:table-cell>
            </table:table-row>
            <table:table-row table:style-name="ro2" table:default-cell-style-name="gray2">
              <table:table-cell>
                <text:p>6</text:p>
              </table:table-cell>
              <table:table-cell>
                <text:p>Semaphore Common</text:p>
              </table:table-cell>
            </table:table-row>
          </table:table>
          <draw:image xlink:href="Pictures/TablePreview1.svm" xlink:type="simple" xlink:show="embed" xlink:actuate="onLoad"/>
        </draw:frame>
        <draw:polyline draw:style-name="gr2" draw:text-style-name="P2" draw:layer="layout" svg:width="10.556cm" svg:height="5.211cm" draw:transform="rotate (-0.00680678408277789) translate (8.3374765337574cm 5.37614291432884cm)" svg:viewBox="0 0 10557 5212" draw:points="0,5212 9716,5210 9681,3 10557,0">
          <text:p/>
        </draw:polyline>
        <draw:polyline draw:style-name="gr3" draw:text-style-name="P3" draw:layer="layout" svg:width="10.413cm" svg:height="5.829cm" draw:transform="rotate (-0.00977384381116824) translate (8.4299811585724cm 3.88222153932213cm)" svg:viewBox="0 0 10414 5830" draw:points="0,5830 9010,5793 8954,14 10414,0">
          <text:p/>
        </draw:polyline>
        <draw:polyline draw:style-name="gr4" draw:text-style-name="P2" draw:layer="layout" svg:width="10.624cm" svg:height="6.603cm" svg:x="8.218cm" svg:y="2.397cm" svg:viewBox="0 0 10625 6604" draw:points="0,6537 8149,6604 8149,0 10625,0">
          <text:p/>
        </draw:polyline>
        <draw:line draw:style-name="gr5" draw:text-style-name="P2" draw:layer="layout" svg:x1="8.28cm" svg:y1="4.887cm" svg:x2="10.588cm" svg:y2="4.873cm">
          <text:p/>
        </draw:line>
        <draw:line draw:style-name="gr6" draw:text-style-name="P2" draw:layer="layout" svg:x1="8.311cm" svg:y1="5.821cm" svg:x2="10.614cm" svg:y2="5.821cm">
          <text:p/>
        </draw:line>
        <draw:line draw:style-name="gr7" draw:text-style-name="P2" draw:layer="layout" svg:x1="8.311cm" svg:y1="6.568cm" svg:x2="10.552cm" svg:y2="6.568cm">
          <text:p/>
        </draw:line>
        <draw:frame draw:style-name="gr8" draw:text-style-name="P4" draw:layer="layout" svg:width="2.97cm" svg:height="1.673cm" svg:x="10.552cm" svg:y="4.701cm">
          <draw:text-box>
            <text:p>Serial</text:p>
            <text:p>Interface</text:p>
          </draw:text-box>
        </draw:frame>
        <draw:frame draw:style-name="gr9" draw:text-style-name="P6" draw:layer="layout" svg:width="1.778cm" svg:height="1.905cm" svg:x="8.773cm" svg:y="2.887cm">
          <draw:text-box>
            <text:p text:style-name="P5"><text:span text:style-name="T1">Black</text:span></text:p>
            <text:p text:style-name="P5"><text:span text:style-name="T1">White</text:span></text:p>
            <text:p text:style-name="P5"><text:span text:style-name="T1">Green</text:span></text:p>
          </draw:text-box>
        </draw:frame>
        <draw:frame draw:style-name="gr10" draw:text-style-name="P6" draw:layer="layout" svg:width="2.54cm" svg:height="1.673cm" svg:x="8.366cm" svg:y="11.011cm">
          <draw:text-box>
            <text:p text:style-name="P5"><text:span text:style-name="T1">Purple</text:span></text:p>
            <text:p text:style-name="P5"><text:span text:style-name="T1">Grey</text:span></text:p>
            <text:p text:style-name="P5"><text:span text:style-name="T1">Wh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06:24:16.830896016</meta:creation-date>
    <dc:date>2016-11-19T07:52:53.728135012</dc:date>
    <meta:editing-duration>P2DT57M43S</meta:editing-duration>
    <meta:editing-cycles>2</meta:editing-cycles>
    <meta:generator>LibreOffice/5.1.4.2$Linux_X86_64 LibreOffice_project/10m0$Build-2</meta:generator>
    <meta:document-statistic meta:object-count="11"/>
  </office:meta>
</office:document-meta>
</file>